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P5" style:family="paragraph" style:parent-style-name="Text_20_body">
      <style:text-properties officeooo:rsid="0015462c" officeooo:paragraph-rsid="00168a8e"/>
    </style:style>
    <style:style style:name="P6" style:family="paragraph" style:parent-style-name="Text_20_body">
      <style:text-properties officeooo:paragraph-rsid="0015462c"/>
    </style:style>
    <style:style style:name="P7" style:family="paragraph" style:parent-style-name="Text_20_body">
      <style:text-properties officeooo:paragraph-rsid="00161103"/>
    </style:style>
    <style:style style:name="P8" style:family="paragraph" style:parent-style-name="Text_20_body">
      <style:text-properties officeooo:paragraph-rsid="0018e953"/>
    </style:style>
    <style:style style:name="T1" style:family="text">
      <style:text-properties fo:font-weight="bold" style:font-weight-asian="bold" style:font-weight-complex="bold"/>
    </style:style>
    <style:style style:name="T2" style:family="text">
      <style:text-properties officeooo:rsid="000c4674"/>
    </style:style>
    <style:style style:name="T3" style:family="text">
      <style:text-properties style:font-name="Liberation Serif1" fo:font-style="normal" fo:font-weight="normal"/>
    </style:style>
    <style:style style:name="T4" style:family="text">
      <style:text-properties style:font-name="Liberation Serif1" fo:font-style="normal" fo:font-weight="normal" style:font-weight-asian="bold"/>
    </style:style>
    <style:style style:name="T5" style:family="text">
      <style:text-properties style:font-name="Liberation Serif1" fo:font-style="normal" fo:font-weight="normal" officeooo:rsid="00161103" style:font-weight-asian="bold"/>
    </style:style>
    <style:style style:name="T6" style:family="text">
      <style:text-properties style:font-name="Liberation Serif1" fo:font-style="normal" fo:font-weight="normal" officeooo:rsid="00161103"/>
    </style:style>
    <style:style style:name="T7" style:family="text">
      <style:text-properties officeooo:rsid="000f311e"/>
    </style:style>
    <style:style style:name="T8" style:family="text">
      <style:text-properties officeooo:rsid="00104bef"/>
    </style:style>
    <style:style style:name="T9" style:family="text">
      <style:text-properties officeooo:rsid="00117da9"/>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1a33e8" style:font-style-asian="italic" style:font-style-complex="italic"/>
    </style:style>
    <style:style style:name="T14" style:family="text">
      <style:text-properties officeooo:rsid="001318f0"/>
    </style:style>
    <style:style style:name="T15" style:family="text">
      <style:text-properties officeooo:rsid="00135d81"/>
    </style:style>
    <style:style style:name="T16" style:family="text">
      <style:text-properties officeooo:rsid="0015462c"/>
    </style:style>
    <style:style style:name="T17" style:family="text">
      <style:text-properties officeooo:rsid="00161103"/>
    </style:style>
    <style:style style:name="T18" style:family="text">
      <style:text-properties officeooo:rsid="00168a8e"/>
    </style:style>
    <style:style style:name="T19" style:family="text">
      <style:text-properties officeooo:rsid="001877b6"/>
    </style:style>
    <style:style style:name="T20" style:family="text">
      <style:text-properties officeooo:rsid="0018e953"/>
    </style:style>
    <style:style style:name="T21" style:family="text">
      <style:text-properties officeooo:rsid="0019b881"/>
    </style:style>
    <style:style style:name="T22" style:family="text">
      <style:text-properties officeooo:rsid="001a3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h text:style-name="Heading_20_1"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3">The Scrapyard</text:span>.</text:p>
      <text:p text:style-name="Text_20_body">Norinco: A homeless old man. A former Hunter-Warrior.</text:p>
      <text:h text:style-name="Heading_20_1" text:outline-level="1">CHAPTER 1</text:h>
      <text:p text:style-name="P1">“Aaahh!” </text:p>
      <text:p text:style-name="P1"><text:span text:style-name="T7">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7">made of gleaming metal components</text:span>. In his <text:span text:style-name="T7">cyborg </text:span>arm, he gripped a large, old machete, its faintly gleaming blade stained with thick, dark blood.</text:p>
      <text:p text:style-name="P1">This place was a district far removed from the pleasure quarters of <text:span text:style-name="T4">The Scrapyard</text:span>, where only grimy alleys, wound through the narrow gaps between buildings, like capillaries, <text:span text:style-name="T7">but </text:span>devoid of life.</text:p>
      <text:p text:style-name="Text_20_body">The man ran aimlessly through the narrowing and widening alleys. Whenever a side street split off, <text:soft-page-break/>he would whip his head around like a starving wild dog, hesitate for a moment, and then dart down one of the alleys, as if on impulse.</text:p>
      <text:p text:style-name="Text_20_body">"I'll be killed... I'll be melted..." the man muttered, trembling in fear <text:span text:style-name="T7">at the</text:span> hallucinations <text:span text:style-name="T7">he saw</text:span>. <text:span text:style-name="T7">To h</text:span>is clouded eyes, the alleys twist<text:span text:style-name="T7">ed</text:span> and writhe<text:span text:style-name="T7">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7">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7">clutched </text:span>the old knife he was holding <text:span text:style-name="T7">hard </text:span>and slashed at his <text:span text:style-name="T7">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7">some of what he had s</text:span>een chasing <text:span text:style-name="T7">him was real</text:span>, mingling with his hallucinations. This real <text:span text:style-name="T7">element</text:span> did not disappear with the hallucinations when his consciousness cleared. The <text:span text:style-name="T7">real element </text:span>was the existence of his pursuer—the reason he was fleeing while suffering from hallucinations.</text:p>
      <text:p text:style-name="Text_20_body">"Ah, so you cornered the cheaper <text:span text:style-name="T7">end of the </text:span>bounty <text:span text:style-name="T7">market</text:span>, did you? Hey, do you recognize me, Mr. 90,0<text:span text:style-name="T7">0</text:span>0 chips?"</text:p>
      <text:p text:style-name="Text_20_body">The man's vision, which had been blurred and distorted into single and triple outlines until moments ago, had already recovered. A<text:span text:style-name="T7">s</text:span> the words <text:span text:style-name="T7">sunk in</text:span>, he strained his bloodshot eyes, <text:span text:style-name="T7">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7">it </text:span>crushed it with a crunch.</text:p>
      <text:p text:style-name="Text_20_body">"Don't think you can hunt me so easily."</text:p>
      <text:p text:style-name="Text_20_body">The man wiped his blood-soaked right arm, lowered his stance, and readied his knife. Perhaps <text:soft-page-break/>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8">murderer</text:span> will do for today."</text:p>
      <text:p text:style-name="Text_20_body">"Haah!"</text:p>
      <text:p text:style-name="Text_20_body">With a shout, the man sharply kicked off the ground. <text:span text:style-name="T8">The </text:span>leap that seemed impossible for a mere human—<text:span text:style-name="T8">more </text:span>like that of a mountain monkey. <text:span text:style-name="T8">As he hurtled through the air h</text:span>e swung his knife straight down onto the shadow's head. His <text:span text:style-name="T8">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9">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9">cyborg</text:span> arm had been severed at the wrist during that brief encounter with the shadow. The <text:span text:style-name="T9">remains of the </text:span>wrist displayed a sharp cut surface, emitting heat and faint wisps of smoke.</text:p>
      <text:p text:style-name="Text_20_body">The shadow stood before his eyes as if nothing had happened.</text:p>
      <text:p text:style-name="Text_20_body">"Wh-what the he<text:span text:style-name="T9">ll</text:span> is going on?"</text:p>
      <text:p text:style-name="Text_20_body">After a few seconds, the knife, <text:span text:style-name="T9">still</text:span> gripped left hand finally fell <text:span text:style-name="T9">with a thunk </text:span>beside the man and stuck into the alley's asphalt, <text:span text:style-name="T9">vibrating</text:span>.</text:p>
      <text:p text:style-name="Text_20_body">The shadow <text:span text:style-name="T9">had </text:span>not avoid<text:span text:style-name="T9">ed</text:span> the man's knife, which was being swung down at high speed; instead, it <text:span text:style-name="T9">had </text:span>swept a kick across the wrist holding the knife from the side at a speed far exceeding that.</text:p>
      <text:p text:style-name="Text_20_body">That shadow's kick <text:span text:style-name="T9">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text:soft-page-break/>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11">after</text:span> confirming that the man was swinging down his knife.</text:p>
      <text:p text:style-name="Text_20_body">Not only had the shadow's kicking technique reached a godlike level, but <text:span text:style-name="T9">its </text:span>reflexes had as well. Yet, questions remained. No matter how artistic or divine <text:span text:style-name="T9">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9">continuing to step on the man</text:span>.</text:p>
      <text:p text:style-name="Text_20_body">Indeed, her facial features and <text:span text:style-name="T9">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9">a</text:span> loud cracking sound echoed. <text:span text:style-name="T9">A</text:span> sound like stepping on a bundle of dry twig<text:span text:style-name="T9">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text:soft-page-break/>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9">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9">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5">Pl-please</text:span>! <text:span text:style-name="T15">Help me!</text:span>"</text:p>
      <text:p text:style-name="P4">Sweat and tears streamed down the man's face as if his skin were melting, and he pleaded with the woman. However, she slowly shook her head in response. A few strands of her thin, reddish hair touched her white forehead and swayed—a sign of refusal.</text:p>
      <text:p text:style-name="P4">"If I don't cash in a <text:span text:style-name="T15">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text:soft-page-break/>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4">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5">ed up to her.</text:span> <text:span text:style-name="T15">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5">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4">The Scrapyard</text:span>, where cacti containing it grow abundantly. However, inside <text:span text:style-name="T4">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4">The Scrapyard</text:span>, the only people still hooked on this stuff were either from remote villages or factory workers from rural backgrounds, far from the heart of the city.</text:p>
      <text:p text:style-name="Text_20_body">The man likely joined some mystical religion in <text:span text:style-name="T4">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4">The Scrapyard</text:span>, getting lost in the chaos, turning to drugs, and spiraling into madness—this too was a common story in <text:span text:style-name="T4">The Scrapyard</text:span>.</text:p>
      <text:p text:style-name="Text_20_body"><text:soft-page-break/>“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11">Calico</text:span><text:span text:style-name="T10">.</text:span></text:p>
      <text:h text:style-name="Heading_20_1" text:outline-level="1">CHAPTER 2</text:h>
      <text:p text:style-name="P7"><text:span text:style-name="T17">In the middle </text:span>of <text:span text:style-name="T4">The Scrapyard </text:span><text:span text:style-name="T5">was</text:span> a desolate landscape of mountains of waste, remnants of the previous century, which had piled up over hundreds of years, <text:span text:style-name="T17">held together by </text:span>red rust<text:span text:style-name="T17">. T</text:span>he <text:span text:style-name="T17">perimeter of the wasteland was made up of </text:span>mounds of discarded waste in a ring-like formation, creating a high ridge across the surface. <text:span text:style-name="T18">In the center was an enormous mountain of garbage, the source from which everything came. </text:span>At first glance, it seemed like a dead world, but to this world, where everything had decayed and disappeared, it was a precious treasure trove of resources.</text:p>
      <text:p text:style-name="P5">Here and there, over the mou<text:span text:style-name="T17">ntains</text:span> of discarded junk, heavy machines moved. They picked up bucketful of junk after bucketful of junk, moving it from the inner mountain, where it fell from high above, to the outer ring. They worked carefully, as the mountain was precariously balanced, and excavating the base frequently brought landslides. An inattentive digger could get buried and become part of the trash heap, not to see the surface again for hundreds of year<text:span text:style-name="T18">s</text:span>.</text:p>
      <text:p text:style-name="Text_20_body"><text:span text:style-name="T18">Autumn had just begun</text:span>. Bathed in the light of the red setting sun that had melted into the horizon, a girl, half-buried in the desolate heaps of scrap, was now partially exposed on the surface. <text:span text:style-name="T16">Recent digging and movement of garbage had unearthed a layer </text:span>from the mounds that had buried her for <text:span text:style-name="T18">a </text:span>long <text:span text:style-name="T18">time</text:span>.</text:p>
      <text:p text:style-name="P6"><text:span text:style-name="T16">S</text:span>he had been lying dormant <text:span text:style-name="T16">i</text:span>n the deepest part <text:span text:style-name="T16">all this time</text:span>. <text:span text:style-name="T16">Her body had entered </text:span>a state of functional shutdown—a state of death. A long time had passed since the consciousness that once governed the body of the buried girl had <text:span text:style-name="T16">slowed to a complete stop</text:span>. Hundreds of years had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text:span text:style-name="T16">is </text:span>always excit<text:span text:style-name="T16">ing to anyone</text:span>. With the gleam of a boy in his eyes at this secret discovery, Ido eagerly ran back up the gentle slope and crouched beside the rust-covered girl. Her external appearance seemed to be about fifteen or sixteen years old. <text:span text:style-name="T16">Her </text:span>hair <text:span text:style-name="T16">had decayed to a </text:span><text:soft-page-break/><text:span text:style-name="T16">delicate black dust, which he brushed from </text:span>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scrap, it became apparent that apart from her peaceful, sleeping-like expression, the rest of her body was critically damaged. Her arms were missing, as were her legs. Her torso below the chest was severely damaged, and most of her artificial organs and neural <text:span text:style-name="T17">conduits</text:span>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text:span text:style-name="T12">If only I had found her a hundred years earlier</text:span>.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text:span text:style-name="T17">where the tilling of the rusty soil by the diggers had left her, </text:span>bathed in the orange glow of the setting sun. </text:p>
      <text:p text:style-name="Text_20_body"><text:span text:style-name="T12">Why is it, I wonder... She's truly a strange one</text:span>. Among the countless cyborg remains, this girl alone seemed strangely vivid.</text:p>
      <text:p text:style-name="Text_20_body">Although Ido had already confirmed that the girl’s body was nothing more than junk, for some reason, he couldn’t shake the feeling that she wasn’t truly dead. <text:span text:style-name="T17">He </text:span>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text:span text:style-name="T17">not with today’s technology, </text:span>but...</text:p>
      <text:p text:style-name="Text_20_body"><text:soft-page-break/>“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3">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text:span text:style-name="T17">and he inadvertently glanced upward. I</text:span>t quickly spurred him to make a decision. </text:p>
      <text:p text:style-name="Text_20_body">“It’s worth a shot!” he said. “I’ll take her to my clinic and attempt a revival operation.”</text:p>
      <text:p text:style-name="Text_20_body">With renewed resolve, Ido hurried away from <text:span text:style-name="T6">the piles of junk</text:span> where the stars had just begun to twinkle, rushing back to his home, where the necessary equipment awaited.</text:p>
      <text:p text:style-name="Text_20_body"/>
      <text:p text:style-name="Text_20_body"><text:span text:style-name="T17">He </text:span>return<text:span text:style-name="T17">ed </text:span>to <text:span text:style-name="T3">The Scrapyard</text:span>, the city of those who live off the scraps of the previous century. Ido Daisuke's cybernetic clinic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text:soft-page-break/>exists,” Ido muttered, trembling at the realization. Could this state be described as "ambient cold sleep"?</text:p>
      <text:p text:style-name="Text_20_body">What was truly astonishing was that the brain stored within the skull of this decaying girl had been <text:span text:style-name="T18">infused with plastic </text:span>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3">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3">The Scrapyard</text:span>, often scattered along the <text:soft-page-break/>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
      <text:p text:style-name="Text_20_body">Five days passed since the girl had woken up and been given the name Alita.</text:p>
      <text:p text:style-name="Text_20_body">"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ext:soft-page-break/>“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
      <text:p text:style-name="Text_20_body">Night fell over <text:span text:style-name="T3">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text:soft-page-break/>“<text:span text:style-name="T19">H</text:span>aa<text:span text:style-name="T19">h</text:span>!”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Heading_20_1" text:outline-level="1">CHAPTER 3</text:h>
      <text:p text:style-name="Text_20_body">The underside of the massive ivory-colored pillar that held the floating city of Zalem hung like an elegantly curved bell-shaped slope, reminiscent of a wine glass. However, the beautiful bell’s <text:span text:style-name="T20">stem </text:span>was grotesquely broken, as if gnawed by a beast, and from it, waste spew<text:span text:style-name="T20">ed</text:span> down to the earth below, like dirty blood.</text:p>
      <text:p text:style-name="P8"><text:span text:style-name="T20">Once a day, when the sun reached its zenith, w</text:span>aste was dumped. "Ah, it’s already past noon," Ido muttered as a distant rumble and vibration reached the street where he stood. The waste spewing from Zalem accumulated on the surface, forming a massive slag heap over a thousand meters high at the center of <text:span text:style-name="T3">The Scrapyard</text:span>. When new waste crashed onto the peak of that heap, the impact caused tremors and <text:span text:style-name="T20">a </text:span>distant rumbling sound.</text:p>
      <text:p text:style-name="Text_20_body">In <text:span text:style-name="T3">The Scrapyard</text:span>, this periodic sound of waste falling from Zalem was used as a kind of time marker. The distant rumble near noon became a signal <text:span text:style-name="T20">to break </text:span>for <text:span text:style-name="T20">lunch time.</text:span> Ido, knowing this custom, used the rumble to <text:span text:style-name="T20">remember </text:span>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text:soft-page-break/>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lita hesitantly tried to take her first step, <text:span text:style-name="T20">and </text:span>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ext:span text:style-name="T20">your whole life ahead of you</text:span>," Ido said.</text:p>
      <text:p text:style-name="Text_20_body">"<text:span text:style-name="T20">My whole life</text:span>...?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Now, she would have to search for what it truly meant to live.</text:p>
      <text:p text:style-name="Text_20_body"/>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ext:soft-page-break/>today?"</text:p>
      <text:p text:style-name="Text_20_body">Ever since Alita had gained the ability to move freely, she had been eager to hear various stories from Ido, especially about the outside world. Her curiosity about <text:span text:style-name="T3">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sound<text:span text:style-name="T20">s</text:span>. <text:span text:style-name="T20">They</text:span> w<text:span text:style-name="T20">ere</text:span> small, but oddly vivid, and <text:span text:style-name="T20">brought her mind back from drifting off to sleep</text:span>. </text:p>
      <text:p text:style-name="Text_20_body"><text:span text:style-name="T12">What could that be, at this hour?</text:span>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he curtain, she peeked outside. From the dim light, she saw a figure leaving the clinic and heading out into the street.</text:p>
      <text:p text:style-name="Text_20_body">She saw him. He was dragging a large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3">The Scrapyard</text:span>.</text:p>
      <text:p text:style-name="Text_20_body"/>
      <text:p text:style-name="Text_20_body">The pleasure district of the eastern part of <text:span text:style-name="T3">The Scrapyard,</text:span> <text:span text:style-name="T20">by</text:span> nigh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text:soft-page-break/>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text:span text:style-name="T20">high crown of the </text:span>black, <text:span text:style-name="T20">wide brimmed fedora </text:span>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her back and sending her crashing down onto her rear.</text:p>
      <text:p text:style-name="Text_20_body">"Well, well... seems like Baby’s <text:span text:style-name="T20">elbows are</text:span> pretty <text:span text:style-name="T20">sharp</text:span>!"</text:p>
      <text:p text:style-name="Text_20_body">As Alita rubbed her nose and looked up, there stood a full-body cyborg with the head of a steel bull. Alita tried to slip past him <text:span text:style-name="T20">again</text:span>, <text:span text:style-name="T20">but </text:span>the bull-headed cyborg intentionally thrust his chest forward.</text:p>
      <text:p text:style-name="Text_20_body">"Uh... I-I'm sorry." <text:span text:style-name="T20">said Alita, apologetically.</text:span></text:p>
      <text:p text:style-name="Text_20_body">"Oh, sorry doesn't cut it, little baby!” <text:span text:style-name="T20">sneered the bull-headed cyborg. “</text:span>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text:span text:style-name="T20">scuttled backwards</text:span>. Her entire body trembled in fear, and she frantically looked around for help. <text:span text:style-name="T12">S-someone... anyone...</text:span></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text:span text:style-name="T12">I’m all </text:span><text:soft-page-break/><text:span text:style-name="T12">alone…</text:span>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text:span text:style-name="T21">rolled forward, jumped up, and </text:span>dashed through the opening, sliding past under his armpit.</text:p>
      <text:p text:style-name="Text_20_body">"F<text:span text:style-name="T2">uck</text:span>!"</text:p>
      <text:p text:style-name="Text_20_body">The bull-headed cyborg's straight punch missed Alita and instead smashed into a nearby cyborg who was unlucky enough to be passing by.</text:p>
      <text:p text:style-name="Text_20_body">"<text:span text:style-name="T21">Ooooof</text:span>!"</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Sh<text:span text:style-name="T21">i</text:span>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Zora. What about you, honey?"</text:p>
      <text:p text:style-name="Text_20_body">"Uh... Alita," she replied.</text:p>
      <text:p text:style-name="Text_20_body"><text:soft-page-break/>It seemed Zora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Zora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Zora let out a small laugh, surprised by Alita’s unexpected show of strength. "You’re a funny one, Alita. Really funny... Makes me glad I helped you, for real."</text:p>
      <text:p text:style-name="Text_20_body">But just then, Alita felt a chilling shift in Zora’s soft tone, as if something more dangerous was lurking behind her words. </text:p>
      <text:p text:style-name="Text_20_body">"Huh?" Alita looked up at Zora, and saw that her eyes, fixed on Alita, had grown cold and half-lidded with a sinister gaze.</text:p>
      <text:p text:style-name="Text_20_body">"Uh, Zora... what’s wrong?" Alita asked, confused, taking a cautious step backward.</text:p>
      <text:p text:style-name="Text_20_body">"Hah... oh no..." Alita had no escape. Before she knew it, several women, likely Zora's associates, had emerged from the shadows on both sides of the alley, surrounding her. </text:p>
      <text:p text:style-name="Text_20_body">"You’re too kind, aren’t you? I didn’t save you for free, you know. It’s time you accept your fate and behave... hey," Zora ordered, nodding her chin. </text:p>
      <text:p text:style-name="Text_20_body">One of the women pushed Alita against the wall and pressed a knife against her neck. </text:p>
      <text:p text:style-name="Text_20_body">"What do you plan to do to me?" Alita demanded, but the women ignored her. Instead, they rolled up her sleeves, inspecting her arms and legs.</text:p>
      <text:p text:style-name="Text_20_body">"Zora, no doubt about it. This girl’s arm... it's from the missing Stella."</text:p>
      <text:p text:style-name="Text_20_body">"And her legs? They’re from that notorious killer."</text:p>
      <text:p text:style-name="Text_20_body">The women murmured among themselves, all eyes turning to Zora. Zora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Zora and the others repeated the name "Ido" in unison. Their voices were filled with deep anger.</text:p>
      <text:p text:style-name="Text_20_body">"So it was that Ido guy who cut up Stella?"</text:p>
      <text:p text:style-name="Text_20_body">"And <text:span text:style-name="T22">Wanda</text:span> too."</text:p>
      <text:p text:style-name="Text_20_body">"<text:span text:style-name="T22">Julie</text:span> was also killed..."</text:p>
      <text:p text:style-name="Text_20_body">Overwhelmed by the rising bloodlust of the prostitutes, Alita felt a dull numbness creep into her head. </text:p>
      <text:p text:style-name="Text_20_body"><text:soft-page-break/>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Zora said this as she pulled out a knife from her pocket. The blade of the knife emitted a dark metallic sheen, almost reminiscent of reptile skin. Zora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Zora declared.</text:p>
      <text:p text:style-name="Text_20_body">The blade in Zora's raised hand caught a faint glimmer of light, reflecting Alita's terror-stricken face like a mirror.</text:p>
      <text:p text:style-name="Text_20_body">"Time to die, Alita."</text:p>
      <text:p text:style-name="Text_20_body">"No... no, stop it!" Alita's eyes widened as far as they could go. <text:span text:style-name="T22">Zora</text:span>'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I don't want to die... not yet!" Her thoughts sparked and blurred into a white-hot flash, and in that moment, something inside Alita snapped with a sharp <text:span text:style-name="T12">crack</text:span>. </text:p>
      <text:p text:style-name="Text_20_body">"<text:span text:style-name="T22">Hi-yah</text:span>!" Alita's eyes suddenly gleamed with the fierce sharpness of a wild feline, glowing with intense light. As <text:span text:style-name="T22">Zora</text:span> brought down the knife with all her might, Alita reacted with instinctive precision, catching the blade between her fists just before it reached her forehead. </text:p>
      <text:p text:style-name="Text_20_body">With a loud <text:span text:style-name="T12">sna</text:span><text:span text:style-name="T13">p</text:span>, the knife shattered and scattered into pieces. </text:p>
      <text:p text:style-name="Text_20_body">"<text:span text:style-name="T22">Eeeee</text:span>!" Zora let out a terrified, shrill cry, shocked by the sudden surge of energy from Alita.</text:p>
      <text:p text:style-name="Text_20_body">Zora let out a short, sharp cry as she was caught in the blast of heat that suddenly emanated from Alita. It was as if a small girl had been caught in the gaze of a man-eating tiger suddenly appearing from the shadows. Zora staggered back, her legs giving way, and she collapsed onto the filthy street. The sound of her teeth chattering filled the air, and a foul stench of urine mixed with the smell of the alley as a dark stain slowly spread from where she sat. </text:p>
      <text:p text:style-name="Text_20_body">"<text:span text:style-name="T22">Grrrrrr</text:span>..." Alita stood still, swaying slightly, as she slowly scanned the faces of Zora's companions. The other prostitutes were already frozen in fear, as though they had been turned into frogs under the gaze of a snake. They dropped their knives, trembling, their legs giving way as they hurriedly pulled Zora along and fled the alley. </text:p>
      <text:p text:style-name="Text_20_body">Left alone in the dim alley, Alita stood quietly, unmoving. "What... what is this feeling?" Alita <text:soft-page-break/>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ext:span text:style-name="T12">To think that discovering just a fragment of who I once was would feel this intense...</text:span>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woman had unleashed, her whole body trembling with fear. She clenched her teeth, desperately trying to hide her inner turmoil, not wanting to reveal her anxiety to this intimidating redhead.</text:p>
      <text:p text:style-name="Text_20_body"><text:span text:style-name="T12">Fragments of memories of battles are just starting to wake up deep within me... But I still have no idea how strong those memories truly are.</text:span>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ext:span text:style-name="T12">This skilled fighter is after Ido?</text:span></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text:soft-page-break/>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text:span text:style-name="T12">Ido</text:span>,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text:span text:style-name="T12">She's terrifyingly strong... this woman...</text:span></text:p>
      <text:p text:style-name="Text_20_body">"Ido... please don't get caught by this woman..." In her fading consciousness, Alita braced herself for the red-haired woman to finish her off. </text:p>
      <text:h text:style-name="Heading_20_1"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trunk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text:soft-page-break/>“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him, Ido's hammer came crashing down, shattering the woman's skull. The sound was eerily similar to crushing an insect underfoot.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Text_20_body">As Ido lifted the head of the hammer, using the acceleration and centrifugal force to his advantage, he mercilessly swung the hammer's tip into the woman's temple. "Ah... so Ido *is*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3">The Scrapyard</text:span>. In <text:span text:style-name="T3">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3">The Scrapyard</text:span>.</text:p>
      <text:p text:style-name="Text_20_body">"So, the woman Ido just killed was..."</text:p>
      <text:p text:style-name="Text_20_body">"Yeah, she was on the list. One of the insane mutant sisters, Asnas."</text:p>
      <text:p text:style-name="Text_20_body"><text:soft-page-break/>"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Zora and the others said so seriously, I couldn't resist messing with you a little," the woman added with a smirk. Her name was Calico, another Hunter-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you?” Ido leaned closer, his expression growing more concerned as he gazed at her. At last, Alita <text:soft-page-break/>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3">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you*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Alita wandered aimlessly through the bustling streets of the pleasure district. Having left Ido, she was lost, unsure of what to do or where to go. Should she really pursue becoming a Hunter Warrior?</text:p>
      <text:p text:style-name="Text_20_body">Alita didn’t even know how to become a Hunter, leaving her feeling lost. She sat down on a pile of old monitors at the edge of the street and let out a deep sigh. “What should I do now…”</text:p>
      <text:p text:style-name="Text_20_body"><text:soft-page-break/>At that moment, someone placed a hand on her shoulder with a soft pat.</text:p>
      <text:p text:style-name="Text_20_body">“…We meet again,” a voice said.</text:p>
      <text:p text:style-name="Text_20_body">“Zora?”</text:p>
      <text:p text:style-name="Text_20_body">When Alita looked up, she saw the plump, tanuki-faced woman, Zora. Scratching her head awkwardly, Zora gave a small bow to Alita.</text:p>
      <text:p text:style-name="Text_20_body">"Yeah, sorry about yesterday. I had no idea your friend was a Hunter. I found out from Calico—what a big mistake, huh?"</text:p>
      <text:p text:style-name="Text_20_body">As Alita watched the sheepish Zora scratching her head, the once lost and wandering Alita now saw her shining like a beacon. To Alita, Zora appeared as a goddess of salvation. Without thinking, Alita hugged Zora tightly.</text:p>
      <text:p text:style-name="Text_20_body">“There, there,” Zora said.</text:p>
      <text:p text:style-name="Text_20_body">The place where Zora took Alita was behind one of <text:span text:style-name="T3">The Scrapyard</text:span>'s top pink cabarets, located near the heart of the eastern district's entertainment hub.</text:p>
      <text:p text:style-name="Text_20_body">“Does Calico live in a place like this?” Alita asked, to which Zora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Zora entered through the door and made their way down the hallway, arriving at one of the dressing rooms for the strippers.</text:p>
      <text:p text:style-name="Text_20_body">“Hey, it’s me, Zora!” Zora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Zora said, wedging her foot in the door as Calico tried to retreat back into the room. Calico sighed and pulled out a cigarette.</text:p>
      <text:p text:style-name="Text_20_body">"Calico-san,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Zora said, siding with Alita.</text:p>
      <text:p text:style-name="Text_20_body">Reluctantly, Calico scratched her head and released a long sigh, expelling all the air she had held in her lungs.</text:p>
      <text:p text:style-name="Text_20_body">Alita trembled at Calico’s words and lowered her head in silence. After a moment, she looked up and spoke to Calico with determination.</text:p>
      <text:p text:style-name="Text_20_body"><text:soft-page-break/>“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Zora. “Zora,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Zora's ear.</text:p>
      <text:p text:style-name="Text_20_body">“Got it, Calico. If those murderers know you’re not around, they probably won’t cause too much trouble,” Zora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Zora’s heavy makeup, hesitated for a moment but then wrapped her arms around Zora’s back. “Thank you for everything, Zora,” she said softly.</text:p>
      <text:p text:style-name="Text_20_body">“Haha, Alita, really, you shouldn’t be calling an active, single working girl like me ‘Auntie,’” Zora said with a laugh as she turned and quickly disappeared down the alley. Alita and Calico watched her go, then left the entertainment district and headed toward the Factory. That was the last time anyone ever saw Zora.</text:p>
      <text:p text:style-name="Text_20_body">The Factory was the ground management system controlled by the aerial city of Zalem, which maintained and governed <text:span text:style-name="T3">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The massive structure seemed to stretch upward, as if being drawn into the distant disc floating in the night sky. This building formed the base of the tube connecting to the aerial city of Zalem. From the enormous front gate of the Factory, a lone figure emerged.</text:p>
      <text:p text:style-name="Text_20_body"><text:soft-page-break/>"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Text_20_body">"Of course you couldn’t forget me, baby. Just like I never forgot about you."</text:p>
      <text:p text:style-name="Text_20_body">"Hoo, baby!" Colt growled. "So, are you a bounty target?" Alita took a step forward and cautiously aske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Gwahahaha! Come on, baby! What's the price of murder? How much? How much is it... Tell me my hammer price, how much!"</text:p>
      <text:p text:style-name="Text_20_body">Just as Alita was about to be overwhelmed by Colt's madness and vigor, a scream rose from behind her.</text:p>
      <text:p text:style-name="Text_20_body">"Ah..."</text:p>
      <text:p text:style-name="Text_20_body">Looking back, one of the men blocking Alita and Calico's escape route had fallen, and there stood a <text:soft-page-break/>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 he quietly muttered."</text:p>
      <text:p text:style-name="Text_20_body">"I didn't want you to see me like this... another me who enjoys killing."</text:p>
      <text:p text:style-name="Text_20_body">As Alita stared at Ido, Calico's hand gently rested on her shoulder.</text:p>
      <text:p text:style-name="Text_20_body">"I told them to call him for me, you know? I asked Zora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Ugh!"</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Sh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Gu fu fu hi, baby, are you afraid of me? You're very, very scared, aren't you? That red woman says things like that, but I think it'll be tough to hunt me down alone. The guys that the black fellow and the red woman killed are nothing but numbers, as insignificant as farts. But you see, I...</text:p>
      <text:p text:style-name="Text_20_body">Listen well, baby! To do what you want and get what you desire, you need to make an effort! And <text:soft-page-break/>to fulfill your desires, you have to dedicate your soul—a pure soul in a life like mine!"</text:p>
      <text:p text:style-name="Text_20_body">Colt leveled the shotgun he was holding horizontally and pulled the trigger right in front of his fac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She was an opponent who should be confronted with strength.</text:p>
      <text:p text:style-name="Text_20_body">"I'm doing my best too!"</text:p>
      <text:p text:style-name="Text_20_body">Alita murmured as if convincing herself, adjusted her breathing, and focused her mind to recall memories of battle.</text:p>
      <text:p text:style-name="Text_20_body">"Uooaaahhh! Oraaahhh! Hell Blaster!"</text:p>
      <text:p text:style-name="Text_20_body">"K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Buhyahya hyahyahya!'</text:p>
      <text:p text:style-name="Text_20_body">Alita desperately tried to focus her mind, but the memories of battle deep within her heart wouldn't resurface as she wished. She was desperately hoping to remember something as she kept evading, but it seemed unlikely.</text:p>
      <text:p text:style-name="Text_20_body"><text:soft-page-break/>'What should I do? Me...'</text:p>
      <text:p text:style-name="Text_20_body">'There's only one thing left!'</text:p>
      <text:p text:style-name="Text_20_body">At the moment she shouted 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Babyyyyyy!"</text:p>
      <text:p text:style-name="Text_20_body">At the moment his thrust directly struck Alita, Colt shed tears of joy. Alita was slammed into the ground, rolling over two or three times, and lay sprawled on the cold asphalt of the street.</text:p>
      <text:p text:style-name="Text_20_body">"Ga...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hen, facing Alita, who stood naturally, he readied his fists.</text:p>
      <text:p text:style-name="Text_20_body">"Fuuuuuaaah!"</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ext:soft-page-break/>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rminal station of desire in my runaway express 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Gwahaha,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Uo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down his spit echoed in the air.</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Heading_20_1" text:outline-level="1">CHAPTER 5</text:h>
      <text:p text:style-name="Text_20_body">At the same time, when Alita and Calico had left the Factory District behind, a woman was walking alone on the dark Tempest Street. It was the middle-aged prostitute, Zora.</text:p>
      <text:p text:style-name="Text_20_body">"I hope that man Ido truly understands Alita," she muttered.</text:p>
      <text:p text:style-name="Text_20_body">Zora walked quietly along the deserted nighttime street. Visiting Ido Daisuke's clinic with a message from Calico, Zora had informed him that Alita had become a Hunter and was now left in the pleasure district with Calico.</text:p>
      <text:p text:style-name="Text_20_body">"I have preparations to make. You may return now," Ido said only that to Zora and closed the door. <text:soft-page-break/>Zora shrugged at Ido's rude and arrogant attitude, but since Calico hadn't asked her to guide him, she decided to return alone to the pleasure district.</text:p>
      <text:p text:style-name="Text_20_body">Zora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Zora was jogging through the narrow alley, a sound like something being rubbed together echoed along the grimy walls from somewhere.</text:p>
      <text:p text:style-name="Text_20_body">"What is this sound?"</text:p>
      <text:p text:style-name="Text_20_body">Zora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Zora.</text:p>
      <text:p text:style-name="Text_20_body">"Ah... ah... ah... aah..."</text:p>
      <text:p text:style-name="Text_20_body">The friction sound crept up quietly and steadily, like the tongue of a snake tasting its prey.</text:p>
      <text:p text:style-name="Text_20_body">Drenched in cold sweat, Zora ran through the narrow, winding alley. She turned right, then left, proceeding straight ahead without glancing at the side paths.</text:p>
      <text:p text:style-name="Text_20_body">Out of breath, Zora ran through the alley and turned a corner.</text:p>
      <text:p text:style-name="Text_20_body">"Ah..."</text:p>
      <text:p text:style-name="Text_20_body">On the other side of the narrow alley, a small, glittering light was flickering.</text:p>
      <text:p text:style-name="Text_20_body">Zora's eyes smiled with relief.</text:p>
      <text:p text:style-name="Text_20_body">Calico lit the cigarette held between her lips and asked Ido.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By now, that fact had faded into oblivion, but in the former space age, humanity had reached Venus, Mars, and Jupiter, and had built unique cultures on each planet. Among them, especially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imagine the battlefield is limited to the ground, you know," Calico said.</text:p>
      <text:p text:style-name="Text_20_body">Calico walked over to Alita, who was held by Ido, gently placed her hand on the girl's cheek, and smiled as if praising her brave fight. However, that smile gave Ido a chilling sense of unease. Contrary to the mask of her smile, her eyes harbored a golden light filled with the instinctive <text:soft-page-break/>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come after me, okay?'</text:p>
      <text:p text:style-name="Text_20_body">This was the result of Calico's fierce temperament and immense pride as a skilled fighter, absolutely unwilling to allow someone of comparable stature nearby. If Alita continued to grow like this and came to possess power that could surpass her, eventually the two would have to settle matters by staking 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Heading_20_1" text:outline-level="1">CHAPTER 6</text:h>
      <text:p text:style-name="Text_20_body">"Late that night, the towering lights of the aerial city Zalem above <text:span text:style-name="T3">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continuation of the road but a narrow path less than a meter and a half wide, created by the gaps between buildings.</text:p>
      <text:p text:style-name="Text_20_body"><text:soft-page-break/>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Text_20_body">'...What's that?'"</text:p>
      <text:p text:style-name="Text_20_body">"Calico squinted her eyes, trying to discern the hazy distance, but in this narrow space between buildings where neither streetlights nor neon lights reached, she could see at most ten meters ahead.</text:p>
      <text:p text:style-name="Text_20_body">"Was it just her 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Text_20_body">Though the sound was drowned out by the rain and the figure was hidden in the darkness, Calico's beast-like keen senses surely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from the ejection port."</text:p>
      <text:p text:style-name="Text_20_body">Calico rummaged through the inside pocket of her coat and confirmed it, clicking her tongue softly. In the earlier fight, she had used three cartridges, including the pre-heating round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ow if you need any further translations or clarifications!</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text:soft-page-break/>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text:span text:style-name="T21">Zo</text:span>—Zora..." Calico immediately recognized who the woman was. The disfigured woman, beaten and bloodied in the storm, was undoubtedly Zora—the old prostitute she had known since their early days together. </text:p>
      <text:p text:style-name="Text_20_body">Zora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Zora, a strange, grinding noise emerged from the darkness behind her, distinct even over the torrential rain. Calico's eyes flared with anger as she glared into the gloom behind Zora.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Who is this? she wondered.</text:p>
      <text:p text:style-name="Text_20_body">After a brief pause, as though it had grown bored of the silence, the figure began to move. From the darkness behind Zora's collapsed form, a steel hand quietly slithered out. Only the long, thin fingers of a cyborg hand emerged from the shadows, reaching out without a sound, casually grabbing hold of Zora's hair.</text:p>
      <text:p text:style-name="Text_20_body">The figure suddenly lifted Zora nearly three meters into the air, effortlessly hoisting her up. Then, 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Zora's torso with ease. As her body split apart, Zora let out a strained, agonized cry, her voice breaking. "Aghh... oh no, how could you do this... so cruel..."</text:p>
      <text:p text:style-name="Text_20_body">"You… you're no ordinary person, are you?" The figure of the old man, whose grotesque, steel hands had just euthanized Zora, stepped out from the shadows, emitting strange, wheezing breaths. <text:soft-page-break/>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female-style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crying, girl."</text:p>
      <text:p text:style-name="Text_20_body">Calico clicked her tongue in irritation and, shaking her wild, disheveled white hair, she landed a fierce front kick into Norinco's torso. The old man quickly crossed his arms to block the blow, <text:soft-page-break/>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text:soft-page-break/>was able to fend off severe damage with desperate defense, she was nearing her limit against the elderly man's refined techniques. </text:p>
      <text:p text:style-name="Text_20_body">"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Text_20_body"><text:soft-page-break/>"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Meanwhile, Norinco tossed his broken knife into the river...</text:p>
      <text:p text:style-name="Text_20_body">All Calico could do was glare weakly as Norinco tossed away his broken knife and drew a new one. </text:p>
      <text:p text:style-name="Text_20_body">"Shyyyaaahhh!"</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Kyyaaah!"</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desperately dragged herself along the ground with her remaining tattered right arm, trying to <text:soft-page-break/>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Sssh...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Heading_20_1" text:outline-level="1">CHAPTER 7</text:h>
      <text:p text:style-name="Text_20_body">There, a mix of humans and cyborgs came and went, set up stalls, peddled goods, ate and drank, scavenged for items, got drunk and passed out, sat down, and even died. Amidst the dazzling neon lights flickering in the night along the main street of the eastern district of <text:span text:style-name="T3">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Text_20_body">“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His main concern was his deep care for Alita, who 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ndency to understand things very simply. While she could grasp the idea that "being strong means <text:soft-page-break/>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Text_20_body">Alita had obtained the crumpled bounty list two days earlier during the day when she accessed the interface of a Factory security information management robot, "Netman," on the street. *Ido, tonight I’ll go out on my own again, without telling you, and do a perfectly fine job as a Hunter-Warrior. Soon, you’ll recognize that I can handle everything on my ow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If I go in here, there’s no worry about them escaping, but if a fight breaks out in there..."* Alita knew that if she entered the bar, her presence would immediately stand out, and it would become difficult to continue tailing the two 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wo to leave the bar. However, that wasn’t a good option for Alita, who needed to be home before dawn.</text:p>
      <text:p text:style-name="Text_20_body">*"Ugh... hmm... ah, whatever!"*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had a deep cut across her back and collapsed from blood loss before she could reach the crowded <text:soft-page-break/>street. Alita, standing at the entrance of the bar, 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Am I trembling?* she thought to herself. *What am I scared of? Get a grip.*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Text_20_body">Alita spoke out loud to the three, her voice cutting through the air. "Closing time, you bastards." </text:p>
      <text:p text:style-name="Text_20_body">The man worth 76,000 chips, who was casually drinking whiskey, muttered a response without even turning to face her. "So what? That just means there's no one left to get in our way." </text:p>
      <text:p text:style-name="Text_20_body">Alita replied with as steady a voice as she could muster, but the slight tremble at the end of her words made her curse silently to herself. 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text:soft-page-break/>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P-please, spare me!" the woman begged through her tears, desperately placing a pile of chips on <text:soft-page-break/>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Foolish little girl,"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was about to slam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Text_20_body">The man laughed heartily. "Hahaha, blame it on this secondhand body. My digestive system hasn't <text:soft-page-break/>been working right lately, so I was off taking care of some business!"</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Heading_20_1"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text:soft-page-break/>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3">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text:soft-page-break/>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u...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Heading_20_1" text:outline-level="1">CHAPTER 9</text:h>
      <text:p text:style-name="Text_20_body">A cloudless night. Deep within the vast scrapyard on the outskirts of <text:span text:style-name="T3">The Scrapyard</text:span>, there lay a desolate ruin. Once functioning as a waste processing plant, it now served only as the resting place <text:soft-page-break/>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The old man's eyes still held a glimmer of light, and his black hair resembled a mane. </text:p>
      <text:p text:style-name="Text_20_body">"Kyahhh!" "Hiiiii, i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Then, in a harsher, commanding voice, he continued, "Kid, if you don't want to die, get lost!"</text:p>
      <text:p text:style-name="Text_20_body"><text:soft-page-break/>The boy shuddered as if shocked by electricity, then ran off as fast as he could. </text:p>
      <text:p text:style-name="Text_20_body">*Did my parents disappear in front of me like that, too?* Norinco wondered. *Will that boy, like me, carry an insatiable hunger for his lost family for the rest of his life?*</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sff* sound as they began to accumulate on the dimly lit street. "I'm coming home, darling..." Leaving footprints in the snow, Norinco hurried down the street and disappeared into the night.</text:p>
      <text:p text:style-name="Text_20_body">His child—had they been born yet?</text:p>
      <text:p text:style-name="Text_20_body">In a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Norinco, in turn, wrapped his arms around her back and embraced her. Then, raising his face, he 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text:soft-page-break/>"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human interface 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Text_20_body">"Dammit, you killed my father!" </text:p>
      <text:p text:style-name="Text_20_body">The image of the boy he had spared earlier that night flashed vividly in Norinco's mind. The appearance, the presence, the voice—all matched perfectly with the boy he had encountered just an hour ago. His mind suddenly cleared from the fog of alcohol, and Norinco clenched his teeth, 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text:soft-page-break/>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Text_20_body">"My child!!!" he screamed, but it was in vain. The room where Belchea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Text_20_body">"Belchea...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Text_20_body">Blood poured from the hollow sockets where his eyes had been as he cradled Belchea's charred corpse. Then, holding her tightly, he leapt from the burning building. Falling from a height of about ten meters, he landed with a heavy thud, his feet sinking into the snow-covered alleyway. </text:p>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More than fifty years passed since that fateful day, as time moved on relentlessly in front of Norinco.</text:p>
      <text:p text:style-name="Text_20_body"><text:soft-page-break/>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da... It’s you, Bredda, isn't it? Oh, my beloved Bred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da?" Norinco asked, lifting his face from the doll's lap. In his blind eyes, it was as if Bredda was smiling clearly at him. </text:p>
      <text:p text:style-name="Text_20_body">"Alright, Bredda, I understand. Let's go find some more friends together. And we'll make sure to have plenty of fun with them," Norinco nodded repeatedly, standing up as he stripped off all his clothing. Then, he carefully undressed the doll he called Bred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da doll. Finally, when he could no longer move his own body, he used the doll's arms to transfer his own head onto Bredda's body. </text:p>
      <text:p text:style-name="Text_20_body">Once the process was complete, Norinco's expression and demeanor had completely transformed into something that resembled an entirely different creature. </text:p>
      <text:p text:style-name="Text_20_body">"Hush... Bredda, I hope that nosy woman doesn’t show up like last time. Well, she's probably at the bottom of the sewer river by now, staring up at the surface."</text:p>
      <text:p text:style-name="Text_20_body">Covered in white hair entangled around his body, Norinco, now inside Bredda’s body, wheezed and strapped a long, deadly knife to his waist before leaving the ruins and heading into the night town. He was out once again to hunt fresh prey to offer Bredda tonight.</text:p>
      <text:h text:style-name="Heading_20_1" text:outline-level="1">CHAPTER 10</text:h>
      <text:p text:style-name="Text_20_body">"You're not going again tonight? Have you already given up being a Hunter?" That afternoon, Ido 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text:soft-page-break/>fighting like you did against Colt every time."</text:p>
      <text:p text:style-name="Text_20_body">"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p>
      <text:p text:style-name="Text_20_body">"You run away." </text:p>
      <text:p text:style-name="Text_20_body">Alita, offended by that, glared at Ido and responded in a sharp tone. </text:p>
      <text:p text:style-name="Text_20_body">"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text:p>
      <text:p text:style-name="Text_20_body">"Fine, whatever!" </text:p>
      <text:p text:style-name="Text_20_body">But deep down, Alita knew she wanted Ido to acknowledge that she could be a great Hunter on her own.</text:p>
      <text:p text:style-name="Text_20_body">"Yeah. I can handle things better than you think, Ido," Alita said firmly before dashing out of the house. Left behind, Ido trembled, his repressed emotions toward her finally erupting. "Damn it, damn it! She's mine! Mine!" Ido, overcome with rage, spent three days tearing apart the room in a fit of anger.</text:p>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Although Bergman's words initially made Alita feel a little uneasy, he quickly and skillfully completed the body swap. "Wow... you're even faster than Ido," Alita murmured, genuinely 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text:soft-page-break/>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Text_20_body">"Maybe it's because I was told not to meet her..." Alita thought to herself as she made her way toward the entertainment district after acquiring the combat body. For some reason, she felt an irresistible urge to see Calico.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Zora were killed by a murderer?" Alita was shocked by the words she had just heard. <text:s/></text:p>
      <text:p text:style-name="Text_20_body">"Yeah, it happened the day Zora brought you to see Calico," came the response. The next morning after the rain, they found Zora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attention from the women, the thug, his face flushed with excitement, kept kicking the old man, who repeatedly begged for mercy while laughing cruelly.</text:p>
      <text:p text:style-name="Text_20_body">"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text:soft-page-break/>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ing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hen why are you still alive?" Alita asked Norinco, who was pulling the cart. He gave a crooked smile.</text:p>
      <text:p text:style-name="Text_20_body">"Fushushuu...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Fushushuu...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a to undergo the procedure, and she became pregnant. But near the time of birth, due to his negligence, both the woman and the unborn child were burned alive. Consumed by guilt, Norinco had gouged out his own eyes.</text:p>
      <text:p text:style-name="Text_20_body">Alita could understand the depth of his pain and regret up until that point, but what followed after became difficult for her to comprehend.</text:p>
      <text:p text:style-name="Text_20_body">"Breda... Belchea protected you from the inferno when she died," Norinco said. Alita asked, "So, did Belchea give birth to the child before she burned to death?"</text:p>
      <text:p text:style-name="Text_20_body"><text:soft-page-break/>"Fushushuu...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Fushuu... Under normal circumstances, no. But you were born. In the face of that fact, whether Belchea was alive or dead is such a small detail, isn’t it?"</text:p>
      <text:p text:style-name="Text_20_body">Alita sighed, glancing at the mannequin-headed doll. Norinco continued to treat Breda as if she had been born from Belchea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Text_20_body">"Fushuuu... Breda, oh, how could this be? You’re trying to deny your own miraculous birth. You seem like a completely different person from your usual gentle and wise self. I swear, I saw it with my own eyes that snowy night. When dead Perché was bathed in light, you descended from the heavens, smiling down on me," Norinco said.</text:p>
      <text:p text:style-name="Text_20_body">Alita, frustrated, responded in a firm tone, "But your eyes couldn't see by then, right? That was just a hallucination. Breda died in Perché'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A doll? Breda, a doll? Fushuuu,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text:soft-page-break/>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text:p>
      <text:p text:style-name="Text_20_body">"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o know the truth. I have 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So, I ended up here, huh." After running through several alleyways, Alita found herself in a desolate wasteland, far from the structures of the city. She had reached the labyrinth of red ruins in <text:span text:style-name="T3">The Scrapyard</text:span>. Looking back towards where she came from, she could just make out the silhouette of the floating city of Zalem, tinted red by the setting sun. This was the very edge of the small world known as <text:span text:style-name="T3">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unhappiness?</text:p>
      <text:p text:style-name="Text_20_body">Norinco held the Breda doll tightly as she ran, exceeding the limits of her thin, worn-out cyborg legs with an abnormal speed. <text:s/></text:p>
      <text:p text:style-name="Text_20_body">"Ah, Norinco-san!" <text:s/></text:p>
      <text:p text:style-name="Text_20_body"><text:soft-page-break/>Alita stood frozen for a moment, shocked by Norinco's reaction, which was beyond her imagination. She didn’t want to know the truth. Perhaps it was better not to know the truth. Knowing the truth doesn’t necessarily bring happiness, does it? Alita genuinely believed this, but the strange, bitter aftertaste left a knot in her chest, making her feel uneasy. <text:s/></text:p>
      <text:p text:style-name="Text_20_body">"Damn, where did she go?" <text:s/></text:p>
      <text:p text:style-name="Text_20_body">Alita sprinted through the alleyways, chasing after the fleeing Norinco. She had already lost sight of the old woman. Even though Alita didn’t know what she would do once she caught up to Norinco, she just wanted to find the wounded old woman, no matter what. <text:s/></text:p>
      <text:p text:style-name="Text_20_body">Am I wrong? Is it really okay to believe in something that isn't there, or to stay silent and ignore falsehoods?</text:p>
      <text:p text:style-name="Text_20_body">...Could reclaiming the ancient martial art within herself also lead to a path of despair?</text:p>
      <text:p text:style-name="Text_20_body">"…Alita, Norinco is hiding ahead, in the shadows of the scrap heap,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a serial killer," Calico said, shaking her head slightly while addressing Alita from atop her spider-like body. "Alita, it’s unfortunate, but you’re the only one who can take them down. They’re terrifyingly strong, and unlike me, they have an uncanny ability to counter fighters who rely on complex combination attacks. They can read the combos, close in, and slowly dismantle their opponent’s limbs bit by bit. It’s like watching a mantis systematically tear the wings off its prey, piece by piece."</text:p>
      <text:p text:style-name="Text_20_body">As Calico scuttled back into <text:span text:style-name="T3">The Scrapyard</text:span>'s heaps, she left Alita with one final instruction. "Your unconventional attacks that ignore the centerline give you a real chance. Please, avenge me and Zora. Take them down, Alita."</text:p>
      <text:p text:style-name="Text_20_body">"Calico... I understand," Alita said, pressing her lips together firmly as she dashed through the maze of scrap.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text:soft-page-break/>At her feet, she noticed the headless cyborg body of Norinco and the discarded clothing of the Breda doll. Alita tensed up, adopting a combat stance as she called out in a loud, clear voice that echoed through the dilapidated space.</text:p>
      <text:p text:style-name="Text_20_body">"Norinco! Where are you hiding? I'll be your opponent—Alita!"</text:p>
      <text:p text:style-name="Text_20_body">Her voice was soon met with a wheezing, rasping laugh. "Huhuhu... well now, are you just a little kid, maybe? Ain't it a bit too early for you to be facing me, little one?" The voice was far different from the elderly Norinco she had encountered during the day, dripping with a sinister confidence.</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Text_20_body">"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Zora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Text_20_body">"Yes, you're right. Breda was never born. Breda was supposed to be the child my wife, Beruche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text:soft-page-break/>"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Each attack wasn't particularly strong by itself, but gradually, he peeled away the outer layers of her cybernetic body, exposing the actuators and mechanical components beneath. A chilling sense of dread began to creep over her as she realized the systematic dismantling of her defenses.</text:p>
      <text:p text:style-name="Text_20_body">"Hehe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Text_20_body">"Shyunufu...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Shyuuuu...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Nufuu...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text:soft-page-break/>"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My style, on the other hand, relies on throwing myself into attacks. It makes me less dependent on the conditions of the terrain. And if it comes down to an aerial fight, you stand no chance against me."</text:p>
      <text:p text:style-name="Text_20_body">"Shut up!" Norinco roared, leaping from the rubble as his left arm stretched out like a whip. </text:p>
      <text:p text:style-name="Text_20_body">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Fuu... shunuu...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1">"Angel's Wing Hook"</text:span>, a technique that deeply etched itself into Alita's heart.</text:p>
      <text:p text:style-name="Text_20_body">Alita approached the fallen Norinco, who lay face down, and gently lifted his body.</text:p>
      <text:p text:style-name="Text_20_body">"Bre... Bred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e the blue dusk had fully settled, 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text:soft-page-break/>quivered at the sight of him, her eyes filled with tears, and she clung to him. <text:s text:c="2"/></text:p>
      <text:p text:style-name="Text_20_body">Without saying a word, Ido picked up the sobbing Alita and carried her into a warm room, her body soaked. </text:p>
      <text:h text:style-name="Heading_20_1" text:outline-level="1">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0-03T21:30:44.535000000</dc:date>
    <meta:editing-duration>PT6H22M33S</meta:editing-duration>
    <meta:editing-cycles>11</meta:editing-cycles>
    <meta:document-statistic meta:table-count="0" meta:image-count="0" meta:object-count="0" meta:page-count="62" meta:paragraph-count="930" meta:word-count="32532" meta:character-count="187757" meta:non-whitespace-character-count="155945"/>
  </office:meta>
</office:document-meta>
</file>